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1.3091in"/>
    </style:style>
    <style:style style:name="co5" style:family="table-column">
      <style:table-column-properties fo:break-before="auto" style:column-width="0.502in"/>
    </style:style>
    <style:style style:name="co6" style:family="table-column">
      <style:table-column-properties fo:break-before="auto" style:column-width="0.5453in"/>
    </style:style>
    <style:style style:name="co7" style:family="table-column">
      <style:table-column-properties fo:break-before="auto" style:column-width="0.5673in"/>
    </style:style>
    <style:style style:name="co8" style:family="table-column">
      <style:table-column-properties fo:break-before="auto" style:column-width="0.698in"/>
    </style:style>
    <style:style style:name="ro1" style:family="table-row">
      <style:table-row-properties style:row-height="0.1516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PageStyle_5f_Foaie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0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10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0108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ai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number-columns-repeated="247" table:default-cell-style-name="ce25"/>
        <table:table-row table:style-name="ro1">
          <table:table-cell table:style-name="ce1" office:value-type="string">
            <text:p>Universitatea <text:s/>Politehnica <text:s/>Bucureşti <text:s text:c="11"/></text:p>
          </table:table-cell>
          <table:table-cell table:style-name="ce7"/>
          <table:table-cell table:style-name="ce6" table:number-columns-repeated="3"/>
          <table:table-cell table:style-name="ce1"/>
          <table:table-cell table:style-name="ce6" office:value-type="string">
            <text:p>Catedra Calculatoare</text:p>
          </table:table-cell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 table:style-name="ce1" office:value-type="string">
            <text:p>Facultatea Automatică şi Calculatoare</text:p>
          </table:table-cell>
          <table:table-cell table:style-name="ce7"/>
          <table:table-cell table:style-name="ce6" table:number-columns-repeated="3"/>
          <table:table-cell table:style-name="ce1"/>
          <table:table-cell table:style-name="ce6" office:value-type="string">
            <text:p>Luna </text:p>
          </table:table-cell>
          <table:table-cell table:style-name="ce6" office:value-type="string">
            <text:p>noiembrie</text:p>
          </table:table-cell>
          <table:table-cell table:style-name="ce6"/>
          <table:table-cell table:style-name="ce1" table:number-columns-repeated="247"/>
        </table:table-row>
        <table:table-row table:style-name="ro2">
          <table:table-cell table:style-name="ce1"/>
          <table:table-cell table:style-name="ce7"/>
          <table:table-cell table:style-name="ce6" table:number-columns-repeated="3"/>
          <table:table-cell table:style-name="ce1"/>
          <table:table-cell table:style-name="ce6" table:number-columns-repeated="3"/>
          <table:table-cell table:style-name="ce1" table:number-columns-repeated="247"/>
        </table:table-row>
        <table:table-row table:style-name="ro1">
          <table:table-cell table:style-name="ce1"/>
          <table:table-cell table:style-name="ce7"/>
          <table:table-cell table:style-name="ce6" office:value-type="string">
            <text:p>Situatia orelor efectuate de </text:p>
          </table:table-cell>
          <table:table-cell table:style-name="ce6" table:number-columns-repeated="2"/>
          <table:table-cell table:style-name="ce25" office:value-type="string">
            <text:p>ing. Deaconescu Razvan</text:p>
          </table:table-cell>
          <table:table-cell table:style-name="ce25"/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 table:style-name="ce1"/>
          <table:table-cell table:style-name="ce7"/>
          <table:table-cell table:style-name="ce6" office:value-type="string">
            <text:p><text:s text:c="4"/>cu functia de baza</text:p>
          </table:table-cell>
          <table:table-cell table:style-name="ce6"/>
          <table:table-cell table:style-name="ce1" office:value-type="string">
            <text:p>as</text:p>
          </table:table-cell>
          <table:table-cell table:style-name="ce6" office:value-type="string">
            <text:p>la</text:p>
          </table:table-cell>
          <table:table-cell table:style-name="ce6" office:value-type="string">
            <text:p>Utilizarea Sistemelor de Oprare</text:p>
          </table:table-cell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/>
          <table:table-cell table:style-name="ce8"/>
          <table:table-cell table:style-name="ce12" table:number-columns-repeated="7"/>
          <table:table-cell table:number-columns-repeated="247"/>
        </table:table-row>
        <table:table-row table:style-name="ro1">
          <table:table-cell table:style-name="ce3" office:value-type="string">
            <text:p>Nr.</text:p>
          </table:table-cell>
          <table:table-cell table:style-name="ce9" office:value-type="string">
            <text:p>Felul si</text:p>
          </table:table-cell>
          <table:table-cell table:style-name="ce9" office:value-type="string">
            <text:p>Facultatea</text:p>
          </table:table-cell>
          <table:table-cell table:style-name="ce18" office:value-type="string">
            <text:p>Disciplina</text:p>
          </table:table-cell>
          <table:table-cell table:style-name="ce9" office:value-type="string">
            <text:p>Curs</text:p>
          </table:table-cell>
          <table:table-cell table:style-name="ce18" office:value-type="string">
            <text:p>Aplicatii</text:p>
          </table:table-cell>
          <table:table-cell table:style-name="ce9" office:value-type="string">
            <text:p>An/Gr</text:p>
          </table:table-cell>
          <table:table-cell table:style-name="ce18" office:value-type="string">
            <text:p>Data</text:p>
          </table:table-cell>
          <table:table-cell table:style-name="ce9" office:value-type="string">
            <text:p>Orele</text:p>
          </table:table-cell>
          <table:table-cell table:style-name="ce2" table:number-columns-repeated="247"/>
        </table:table-row>
        <table:table-row table:style-name="ro1">
          <table:table-cell table:style-name="ce4" office:value-type="string">
            <text:p>crt.</text:p>
          </table:table-cell>
          <table:table-cell table:style-name="ce10" office:value-type="string">
            <text:p>nr.post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2" table:number-columns-repeated="24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8" office:value-type="date" office:date-value="2006-11-06">
            <text:p>6-Nov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9]+1" office:value-type="float" office:value="2">
            <text:p>2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9" table:formula="oooc:=[.H9]+7" office:value-type="date" office:date-value="2006-11-13">
            <text:p>13-Nov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0]+1" office:value-type="float" office:value="3">
            <text:p>3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9" table:formula="oooc:=[.H10]+7" office:value-type="date" office:date-value="2006-11-20">
            <text:p>20-Nov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1]+1" office:value-type="float" office:value="4">
            <text:p>4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9" table:formula="oooc:=[.H11]+7" office:value-type="date" office:date-value="2006-11-27">
            <text:p>27-Nov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2]+1" office:value-type="float" office:value="5">
            <text:p>5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8" office:value-type="date" office:date-value="2006-11-01">
            <text:p>1-Nov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3]+1" office:value-type="float" office:value="6">
            <text:p>6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9" table:formula="oooc:=[.H13]+7" office:value-type="date" office:date-value="2006-11-08">
            <text:p>8-Nov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4]+1" office:value-type="float" office:value="7">
            <text:p>7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9" table:formula="oooc:=[.H14]+7" office:value-type="date" office:date-value="2006-11-15">
            <text:p>15-Nov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5]+1" office:value-type="float" office:value="8">
            <text:p>8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9" table:formula="oooc:=[.H15]+7" office:value-type="date" office:date-value="2006-11-22">
            <text:p>22-Nov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6]+1" office:value-type="float" office:value="9">
            <text:p>9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9" table:formula="oooc:=[.H16]+7" office:value-type="date" office:date-value="2006-11-29">
            <text:p>29-Nov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7]+1" office:value-type="float" office:value="10">
            <text:p>10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8" office:value-type="date" office:date-value="2006-11-01">
            <text:p>1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18]+1" office:value-type="float" office:value="11">
            <text:p>11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9" table:formula="oooc:=[.H18]+7" office:value-type="date" office:date-value="2006-11-08">
            <text:p>8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19]+1" office:value-type="float" office:value="12">
            <text:p>12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9" table:formula="oooc:=[.H19]+7" office:value-type="date" office:date-value="2006-11-15">
            <text:p>15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0]+1" office:value-type="float" office:value="13">
            <text:p>13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9" table:formula="oooc:=[.H20]+7" office:value-type="date" office:date-value="2006-11-22">
            <text:p>22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1]+1" office:value-type="float" office:value="14">
            <text:p>14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9" table:formula="oooc:=[.H21]+7" office:value-type="date" office:date-value="2006-11-29">
            <text:p>29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2]+1" office:value-type="float" office:value="15">
            <text:p>15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8" office:value-type="date" office:date-value="2006-11-01">
            <text:p>1-Nov</text:p>
          </table:table-cell>
          <table:table-cell table:style-name="ce31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table:formula="oooc:=[.A23]+1" office:value-type="float" office:value="16">
            <text:p>16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9" table:formula="oooc:=[.H23]+7" office:value-type="date" office:date-value="2006-11-08">
            <text:p>8-Nov</text:p>
          </table:table-cell>
          <table:table-cell table:style-name="ce31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table:formula="oooc:=[.A24]+1" office:value-type="float" office:value="17">
            <text:p>17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9" table:formula="oooc:=[.H24]+7" office:value-type="date" office:date-value="2006-11-15">
            <text:p>15-Nov</text:p>
          </table:table-cell>
          <table:table-cell table:style-name="ce31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table:formula="oooc:=[.A25]+1" office:value-type="float" office:value="18">
            <text:p>18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9" table:formula="oooc:=[.H25]+7" office:value-type="date" office:date-value="2006-11-22">
            <text:p>22-Nov</text:p>
          </table:table-cell>
          <table:table-cell table:style-name="ce31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table:formula="oooc:=[.A26]+1" office:value-type="float" office:value="19">
            <text:p>19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9" table:formula="oooc:=[.H26]+7" office:value-type="date" office:date-value="2006-11-29">
            <text:p>29-Nov</text:p>
          </table:table-cell>
          <table:table-cell table:style-name="ce31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table:formula="oooc:=[.A27]+1" office:value-type="float" office:value="20">
            <text:p>20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8" office:value-type="date" office:date-value="2006-11-03">
            <text:p>3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8]+1" office:value-type="float" office:value="21">
            <text:p>21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9" table:formula="oooc:=[.H28]+7" office:value-type="date" office:date-value="2006-11-10">
            <text:p>10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9]+1" office:value-type="float" office:value="22">
            <text:p>22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9" table:formula="oooc:=[.H29]+7" office:value-type="date" office:date-value="2006-11-17">
            <text:p>17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30]+1" office:value-type="float" office:value="23">
            <text:p>23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9" table:formula="oooc:=[.H30]+7" office:value-type="date" office:date-value="2006-11-24">
            <text:p>24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31]+1" office:value-type="float" office:value="24">
            <text:p>24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8" office:value-type="date" office:date-value="2006-11-03">
            <text:p>3-Nov</text:p>
          </table:table-cell>
          <table:table-cell table:style-name="ce31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table:formula="oooc:=[.A32]+1" office:value-type="float" office:value="25">
            <text:p>25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9" table:formula="oooc:=[.H32]+7" office:value-type="date" office:date-value="2006-11-10">
            <text:p>10-Nov</text:p>
          </table:table-cell>
          <table:table-cell table:style-name="ce31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table:formula="oooc:=[.A33]+1" office:value-type="float" office:value="26">
            <text:p>26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9" table:formula="oooc:=[.H33]+7" office:value-type="date" office:date-value="2006-11-17">
            <text:p>17-Nov</text:p>
          </table:table-cell>
          <table:table-cell table:style-name="ce31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table:formula="oooc:=[.A34]+1" office:value-type="float" office:value="27">
            <text:p>27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9" table:formula="oooc:=[.H34]+7" office:value-type="date" office:date-value="2006-11-24">
            <text:p>24-Nov</text:p>
          </table:table-cell>
          <table:table-cell table:style-name="ce31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table:formula="oooc:=[.A35]+1" office:value-type="float" office:value="28">
            <text:p>28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8" office:value-type="date" office:date-value="2006-11-02">
            <text:p>2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36]+1" office:value-type="float" office:value="29">
            <text:p>29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9" table:formula="oooc:=[.H36]+7" office:value-type="date" office:date-value="2006-11-09">
            <text:p>9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37]+1" office:value-type="float" office:value="30">
            <text:p>30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9" table:formula="oooc:=[.H37]+7" office:value-type="date" office:date-value="2006-11-16">
            <text:p>16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38]+1" office:value-type="float" office:value="31">
            <text:p>31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9" table:formula="oooc:=[.H38]+7" office:value-type="date" office:date-value="2006-11-23">
            <text:p>23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39]+1" office:value-type="float" office:value="32">
            <text:p>32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9" table:formula="oooc:=[.H39]+7" office:value-type="date" office:date-value="2006-11-30">
            <text:p>30-Nov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40]+1" office:value-type="float" office:value="33">
            <text:p>33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8" office:value-type="date" office:date-value="2006-11-01">
            <text:p>1-Nov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41]+1" office:value-type="float" office:value="34">
            <text:p>34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9" table:formula="oooc:=[.H41]+7" office:value-type="date" office:date-value="2006-11-08">
            <text:p>8-Nov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42]+1" office:value-type="float" office:value="35">
            <text:p>35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9" table:formula="oooc:=[.H42]+7" office:value-type="date" office:date-value="2006-11-15">
            <text:p>15-Nov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43]+1" office:value-type="float" office:value="36">
            <text:p>36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9" table:formula="oooc:=[.H43]+7" office:value-type="date" office:date-value="2006-11-22">
            <text:p>22-Nov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44]+1" office:value-type="float" office:value="37">
            <text:p>37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9" table:formula="oooc:=[.H44]+7" office:value-type="date" office:date-value="2006-11-29">
            <text:p>29-Nov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45]+1" office:value-type="float" office:value="38">
            <text:p>38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28" office:value-type="date" office:date-value="2006-11-01">
            <text:p>1-Nov</text:p>
          </table:table-cell>
          <table:table-cell table:style-name="ce31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table:formula="oooc:=[.A46]+1" office:value-type="float" office:value="39">
            <text:p>39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30" table:formula="oooc:=[.H46]+7" office:value-type="date" office:date-value="2006-11-08">
            <text:p>8-Nov</text:p>
          </table:table-cell>
          <table:table-cell table:style-name="ce31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table:formula="oooc:=[.A47]+1" office:value-type="float" office:value="40">
            <text:p>40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29" table:formula="oooc:=[.H47]+7" office:value-type="date" office:date-value="2006-11-15">
            <text:p>15-Nov</text:p>
          </table:table-cell>
          <table:table-cell table:style-name="ce31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table:formula="oooc:=[.A48]+1" office:value-type="float" office:value="41">
            <text:p>41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29" table:formula="oooc:=[.H48]+7" office:value-type="date" office:date-value="2006-11-22">
            <text:p>22-Nov</text:p>
          </table:table-cell>
          <table:table-cell table:style-name="ce31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table:formula="oooc:=[.A49]+1" office:value-type="float" office:value="42">
            <text:p>42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29" table:formula="oooc:=[.H49]+7" office:value-type="date" office:date-value="2006-11-29">
            <text:p>29-Nov</text:p>
          </table:table-cell>
          <table:table-cell table:style-name="ce31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table:formula="oooc:=[.A50]+1" office:value-type="float" office:value="43">
            <text:p>43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8" office:value-type="date" office:date-value="2006-11-06">
            <text:p>6-Nov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51]+1" office:value-type="float" office:value="44">
            <text:p>44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9" table:formula="oooc:=[.H51]+7" office:value-type="date" office:date-value="2006-11-13">
            <text:p>13-Nov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52]+1" office:value-type="float" office:value="45">
            <text:p>45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9" table:formula="oooc:=[.H52]+7" office:value-type="date" office:date-value="2006-11-20">
            <text:p>20-Nov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53]+1" office:value-type="float" office:value="46">
            <text:p>46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9" table:formula="oooc:=[.H53]+7" office:value-type="date" office:date-value="2006-11-27">
            <text:p>27-Nov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/>
          <table:table-cell table:style-name="ce12" table:number-columns-repeated="6"/>
          <table:table-cell table:style-name="ce12" office:value-type="string">
            <text:p>Total:</text:p>
          </table:table-cell>
          <table:table-cell table:style-name="ce32" table:formula="oooc:=SUM([.F13:.F54])" office:value-type="float" office:value="84">
            <text:p>84</text:p>
          </table:table-cell>
          <table:table-cell table:number-columns-repeated="247"/>
        </table:table-row>
        <table:table-row table:style-name="ro1">
          <table:table-cell/>
          <table:table-cell table:style-name="ce12" table:number-columns-repeated="8"/>
          <table:table-cell table:number-columns-repeated="247"/>
        </table:table-row>
        <table:table-row table:style-name="ro1">
          <table:table-cell/>
          <table:table-cell table:style-name="ce13" office:value-type="string">
            <text:p>TOTAL ore:</text:p>
          </table:table-cell>
          <table:table-cell table:style-name="ce15" office:value-type="string">
            <text:p>Curs</text:p>
          </table:table-cell>
          <table:table-cell table:style-name="ce19" office:value-type="string">
            <text:p>Nr.ore</text:p>
          </table:table-cell>
          <table:table-cell table:style-name="ce22" office:value-type="string">
            <text:p>Aplicatii</text:p>
          </table:table-cell>
          <table:table-cell table:style-name="ce15" office:value-type="string">
            <text:p>Nr.ore</text:p>
          </table:table-cell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6" office:value-type="string">
            <text:p>Prof</text:p>
          </table:table-cell>
          <table:table-cell table:style-name="ce20"/>
          <table:table-cell table:style-name="ce23" office:value-type="string">
            <text:p>Prof</text:p>
          </table:table-cell>
          <table:table-cell table:style-name="ce26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Conf</text:p>
          </table:table-cell>
          <table:table-cell table:style-name="ce21"/>
          <table:table-cell table:style-name="ce24" office:value-type="string">
            <text:p>Conf</text:p>
          </table:table-cell>
          <table:table-cell table:style-name="ce27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S.L</text:p>
          </table:table-cell>
          <table:table-cell table:style-name="ce21" office:value-type="string">
            <text:p>8</text:p>
          </table:table-cell>
          <table:table-cell table:style-name="ce24" office:value-type="string">
            <text:p>S.L</text:p>
          </table:table-cell>
          <table:table-cell table:style-name="ce27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As</text:p>
          </table:table-cell>
          <table:table-cell table:style-name="ce21"/>
          <table:table-cell table:style-name="ce24" office:value-type="string">
            <text:p>As</text:p>
          </table:table-cell>
          <table:table-cell table:style-name="ce27" office:value-type="string">
            <text:p>84</text:p>
          </table:table-cell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 table:number-columns-repeated="8"/>
          <table:table-cell table:number-columns-repeated="247"/>
        </table:table-row>
        <table:table-row table:style-name="ro1">
          <table:table-cell table:style-name="ce6" office:value-type="string">
            <text:p>Intocmit:</text:p>
          </table:table-cell>
          <table:table-cell table:style-name="ce12"/>
          <table:table-cell table:style-name="ce12" office:value-type="string">
            <text:p>Titular curs</text:p>
          </table:table-cell>
          <table:table-cell table:style-name="ce12"/>
          <table:table-cell table:style-name="ce12" office:value-type="string">
            <text:p>Sef Catedra,</text:p>
          </table:table-cell>
          <table:table-cell table:style-name="ce12" table:number-columns-repeated="2"/>
          <table:table-cell table:style-name="ce12" office:value-type="string">
            <text:p>Decan,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6" office:value-type="string">
            <text:p>Deaconescu Razvan</text:p>
          </table:table-cell>
          <table:table-cell/>
          <table:table-cell table:style-name="ce12" table:number-columns-repeated="2"/>
          <table:table-cell table:style-name="ce12" office:value-type="string">
            <text:p>Prof.Dr.Ing.N.Tapus</text:p>
          </table:table-cell>
          <table:table-cell table:style-name="ce12" table:number-columns-repeated="2"/>
          <table:table-cell table:style-name="ce12" office:value-type="string">
            <text:p>Prof.Dr.Ing.D.Popescu</text:p>
          </table:table-cell>
          <table:table-cell table:style-name="ce12"/>
          <table:table-cell table:number-columns-repeated="247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/>
      <number:number number:decimal-places="0" number:min-integer-digits="1" number:grouping="true"/>
      <number:text> </number:text>
    </number:currency-style>
    <number:currency-style style:name="N106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currency-symbol/>
      <number:number number:decimal-places="0" number:min-integer-digits="1" number:grouping="true"/>
      <number:text> </number:text>
    </number:currency-style>
    <number:currency-style style:name="N107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number number: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9P0"/>
    </number:currency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1P0" style:volatile="true">
      <number:text> </number:text>
      <number:currency-symbol/>
      <number:number number:decimal-places="0" number:min-integer-digits="1" number:grouping="true"/>
      <number:text> </number:text>
    </number:currency-style>
    <number:currency-style style:name="N111P1" style:volatile="true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11P2" style:volatile="true">
      <number:text> </number:text>
      <number:currency-symbol/>
      <number:text>-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text> </number:text>
      <number:currency-symbol/>
      <number:number number:decimal-places="2" number:min-integer-digits="1" number:grouping="true"/>
      <number:text> </number:text>
    </number:currency-style>
    <number:currency-style style:name="N113P1" style:volatile="true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13P2" style:volatile="true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3154in" fo:margin-bottom="0.3154in" fo:margin-left="0.748in" fo:margin-right="0.5516in" style:first-page-number="continue" style:table-centering="horizontal" style:writing-mode="lr-tb"/>
      <style:header-style>
        <style:header-footer-properties fo:min-height="0.2957in" fo:margin-left="0in" fo:margin-right="0.1965in" fo:margin-bottom="0.3335in"/>
      </style:header-style>
      <style:footer-style>
        <style:header-footer-properties fo:min-height="0.2957in" fo:margin-left="0in" fo:margin-right="0.1965in" fo:margin-top="0.3335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2">08/02/2007</text:date>, <text:time>18:1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aie1" style:display-name="PageStyle_Foaie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ecretariat</meta:initial-creator>
    <meta:creation-date>2003-10-21T15:38:58</meta:creation-date>
    <dc:creator>Cosi</dc:creator>
    <dc:date>2006-11-07T14:00:16</dc:date>
    <meta:print-date>2006-11-07T14:00:15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14"/>
  </office:meta>
</office:document-meta>
</file>